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381b71" officeooo:paragraph-rsid="00381b71" style:font-style-asian="normal" style:font-style-complex="normal"/>
    </style:style>
    <style:style style:name="P2" style:family="paragraph" style:parent-style-name="Standard">
      <style:text-properties fo:font-style="normal" officeooo:rsid="00381b71" officeooo:paragraph-rsid="0039e97a" style:font-style-asian="normal" style:font-style-complex="normal"/>
    </style:style>
    <style:style style:name="P3" style:family="paragraph" style:parent-style-name="Standard">
      <style:text-properties fo:font-style="normal" officeooo:rsid="0039e97a" officeooo:paragraph-rsid="0039e97a" style:font-style-asian="normal" style:font-style-complex="normal"/>
    </style:style>
    <style:style style:name="P4" style:family="paragraph" style:parent-style-name="Standard">
      <style:text-properties fo:font-style="normal" officeooo:rsid="0039e97a" officeooo:paragraph-rsid="0039e97a" style:font-style-asian="normal" style:font-style-complex="normal"/>
    </style:style>
    <style:style style:name="P5" style:family="paragraph" style:parent-style-name="Standard">
      <style:text-properties fo:font-style="normal" officeooo:rsid="003c2b0e" officeooo:paragraph-rsid="003c2b0e" style:font-style-asian="normal" style:font-style-complex="normal"/>
    </style:style>
    <style:style style:name="P6" style:family="paragraph" style:parent-style-name="Standard">
      <style:paragraph-properties fo:break-before="page"/>
      <style:text-properties fo:font-style="normal" officeooo:rsid="003c2b0e" officeooo:paragraph-rsid="003c2b0e" style:font-style-asian="normal" style:font-style-complex="normal"/>
    </style:style>
    <style:style style:name="T1" style:family="text">
      <style:text-properties officeooo:rsid="00396c64"/>
    </style:style>
    <style:style style:name="T2" style:family="text">
      <style:text-properties officeooo:rsid="0039e9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!doctype html&gt;</text:p>
      <text:p text:style-name="P1">&lt;html&gt;</text:p>
      <text:p text:style-name="P1"><text:tab/>&lt;head&gt;</text:p>
      <text:p text:style-name="P2"><text:tab/><text:tab/>&lt;meta charset="UTF-8"</text:p>
      <text:p text:style-name="P2"><text:tab/><text:tab/><text:tab/>name="description"</text:p>
      <text:p text:style-name="P2"><text:tab/><text:tab/><text:tab/>content="..."&gt;<text:tab/></text:p>
      <text:p text:style-name="P1"><text:tab/><text:tab/>&lt;title&gt;&lt;/title&gt;<text:tab/><text:tab/><text:tab/><text:tab/></text:p>
      <text:p text:style-name="P2"><text:tab/><text:tab/><text:span text:style-name="T2">&lt;link type="text/css" href="public/css/style.css" rel="stylesheet"&gt;</text:span></text:p>
      <text:p text:style-name="P2"><text:tab/>&lt;/head&gt;</text:p>
      <text:p text:style-name="P1"><text:tab/>&lt;body&gt;</text:p>
      <text:p text:style-name="P1"><text:tab/><text:tab/>&lt;header&gt;</text:p>
      <text:p text:style-name="P1"><text:tab/><text:tab/><text:tab/>&lt;nav&gt;</text:p>
      <text:p text:style-name="P1"><text:tab/><text:tab/><text:tab/>&lt;/nav&gt;</text:p>
      <text:p text:style-name="P1"><text:tab/><text:tab/>&lt;/header&gt;<text:tab/><text:tab/></text:p>
      <text:p text:style-name="P1"><text:tab/><text:tab/>&lt;section&gt;</text:p>
      <text:p text:style-name="P1"><text:tab/><text:tab/><text:tab/>&lt;article&gt;&lt;/article&gt;</text:p>
      <text:p text:style-name="P1"><text:tab/><text:tab/>&lt;/section&gt;</text:p>
      <text:p text:style-name="P1"><text:tab/><text:tab/><text:span text:style-name="T1">&lt;aside&gt;&lt;/aside&gt;</text:span></text:p>
      <text:p text:style-name="P1"><text:tab/><text:tab/>&lt;footer&gt;&lt;/footer&gt;</text:p>
      <text:p text:style-name="P1"><text:tab/>&lt;/body&gt;</text:p>
      <text:p text:style-name="P1">&lt;/html&gt;</text:p>
      <text:p text:style-name="P1"/>
      <text:p text:style-name="P1">aside : barre latérale sur le côté</text:p>
      <text:p text:style-name="P1"/>
      <text:p text:style-name="P3">index.html</text:p>
      <text:p text:style-name="P3">dossier public → dossier css, dossier js, dossier img</text:p>
      <text:p text:style-name="P3"/>
      <text:p text:style-name="P3"/>
      <text:p text:style-name="P6">define("CONSTANTE", "XXX");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1:40:13.417007348</meta:creation-date>
    <meta:generator>LibreOffice/4.3.3.2$Linux_X86_64 LibreOffice_project/430m0$Build-2</meta:generator>
    <dc:date>2015-11-25T11:06:50.368627153</dc:date>
    <meta:editing-duration>PT10H3M17S</meta:editing-duration>
    <meta:editing-cycles>54</meta:editing-cycles>
    <meta:document-statistic meta:table-count="0" meta:image-count="0" meta:object-count="0" meta:page-count="2" meta:paragraph-count="25" meta:word-count="45" meta:character-count="455" meta:non-whitespace-character-count="391"/>
  </office:meta>
</office:document-meta>
</file>